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odule 2 - Overview &amp; Objectives</text:h>
      <text:h text:style-name="Heading_20_2" text:outline-level="2">Summary</text:h>
      <text:p text:style-name="Text_20_body">This review is offered for students not familiar with digital design. The material is presented in Chapter's 2 and 3 of the Harris Text "Digital Design and Computer Architecture".  Basic logic functions are defined. Logic reduction methods are demonstrated.  The methodology of defining performance of digital logic is explored. Finite State machines are defined. Additional material has been supplied to cover Verilog, SystemVerilog and VHDL. These modules are required for the discussion topic. Note that VHDL is the language used in the SOC and FPGA programming classes. This class will focus on architecture examples written in Verilog. The Li implementations of the MIPS designs used Verilog which will be used in later modules. Note, that if the student is a design professional, and has experience with HDL languages such as verilog, this material may be redundant. Typically this class has a large cross range of skills that does not always include hardware.</text:p>
      <text:h text:style-name="Heading_20_2" text:outline-level="2">Objectives</text:h>
      <text:p text:style-name="Text_20_body">By the end of this module, you will be able to:</text:p>
      <text:list xml:id="list3854397472" text:style-name="L1">
        <text:list-item>
          <text:p text:style-name="P2">Identify logic components and explain their function (or purpose). </text:p>
        </text:list-item>
        <text:list-item>
          <text:p text:style-name="P2">Perform logic reduction using the basic properties of Boolean algebra. </text:p>
        </text:list-item>
        <text:list-item>
          <text:p text:style-name="P2">Read a digital logic diagram and identify components. </text:p>
        </text:list-item>
        <text:list-item>
          <text:p text:style-name="P2">Trace out the operation of a logic element in terms of its truth table. </text:p>
        </text:list-item>
        <text:list-item>
          <text:p text:style-name="P1">Extract circuit information from a Verilog, SystemVerilog or VHDL file. </text:p>
        </text:list-item>
      </text:list>
      <text:h text:style-name="Heading_20_2" text:outline-level="2">Learning Guide</text:h>
      <text:p text:style-name="Text_20_body">Begin this module by watching the videos provided. Then read the materials as explained below. Participate in the discussion and submit the module assignment.</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8T20:50:16.968069230</meta:creation-date>
    <dc:date>2024-01-28T20:50:47.977171021</dc:date>
    <meta:editing-duration>PT31S</meta:editing-duration>
    <meta:editing-cycles>1</meta:editing-cycles>
    <meta:document-statistic meta:table-count="0" meta:image-count="0" meta:object-count="0" meta:page-count="1" meta:paragraph-count="12" meta:word-count="253" meta:character-count="1575" meta:non-whitespace-character-count="1332"/>
    <meta:generator>LibreOffice/7.3.7.2$Linux_X86_64 LibreOffice_project/30$Build-2</meta:generator>
  </office:meta>
</office:document-meta>
</file>